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3faf46"/>
    </style:style>
    <style:style style:name="P2" style:family="paragraph" style:parent-style-name="Preformatted_20_Text">
      <style:text-properties officeooo:rsid="001753ea" officeooo:paragraph-rsid="0019397d"/>
    </style:style>
    <style:style style:name="P3" style:family="paragraph" style:parent-style-name="Preformatted_20_Text">
      <style:text-properties officeooo:paragraph-rsid="0019397d"/>
    </style:style>
    <style:style style:name="P4" style:family="paragraph" style:parent-style-name="Preformatted_20_Text">
      <style:text-properties fo:color="#81d41a" officeooo:paragraph-rsid="0019397d"/>
    </style:style>
    <style:style style:name="P5" style:family="paragraph" style:parent-style-name="Standard">
      <style:text-properties officeooo:rsid="001753ea" officeooo:paragraph-rsid="001753ea"/>
    </style:style>
    <style:style style:name="P6" style:family="paragraph" style:parent-style-name="Standard">
      <style:text-properties officeooo:rsid="001753ea" officeooo:paragraph-rsid="0019397d"/>
    </style:style>
    <style:style style:name="P7" style:family="paragraph" style:parent-style-name="Standard">
      <style:text-properties fo:color="#81d41a" fo:font-weight="bold" officeooo:rsid="001b501b" officeooo:paragraph-rsid="001b501b" style:font-weight-asian="bold" style:font-weight-complex="bold"/>
    </style:style>
    <style:style style:name="P8" style:family="paragraph" style:parent-style-name="Standard">
      <style:text-properties officeooo:rsid="0019397d" officeooo:paragraph-rsid="0019397d"/>
    </style:style>
    <style:style style:name="P9" style:family="paragraph" style:parent-style-name="Standard">
      <style:text-properties fo:color="#c9211e" fo:font-weight="bold" officeooo:rsid="001b501b" officeooo:paragraph-rsid="001b501b" style:font-weight-asian="bold" style:font-weight-complex="bold"/>
    </style:style>
    <style:style style:name="P10" style:family="paragraph" style:parent-style-name="Text_20_body">
      <style:text-properties officeooo:paragraph-rsid="001753ea"/>
    </style:style>
    <style:style style:name="P11" style:family="paragraph" style:parent-style-name="Text_20_body">
      <style:text-properties officeooo:paragraph-rsid="000b899d"/>
    </style:style>
    <style:style style:name="P12" style:family="paragraph" style:parent-style-name="Standard">
      <style:text-properties officeooo:paragraph-rsid="001753ea"/>
    </style:style>
    <style:style style:name="P13" style:family="paragraph" style:parent-style-name="Standard">
      <style:text-properties officeooo:rsid="0002a12c" officeooo:paragraph-rsid="0002a12c"/>
    </style:style>
    <style:style style:name="P14" style:family="paragraph" style:parent-style-name="Standard">
      <style:text-properties fo:color="#800000" fo:font-weight="bold" officeooo:rsid="001b501b" officeooo:paragraph-rsid="001b501b" style:font-weight-asian="bold" style:font-weight-complex="bold"/>
    </style:style>
    <style:style style:name="P15" style:family="paragraph" style:parent-style-name="Standard">
      <style:text-properties officeooo:rsid="0019397d" officeooo:paragraph-rsid="00041696"/>
    </style:style>
    <style:style style:name="P16" style:family="paragraph" style:parent-style-name="Standard">
      <style:text-properties officeooo:paragraph-rsid="0019397d"/>
    </style:style>
    <style:style style:name="P17" style:family="paragraph" style:parent-style-name="Standard">
      <style:text-properties officeooo:rsid="001753ea" officeooo:paragraph-rsid="0019397d"/>
    </style:style>
    <style:style style:name="P18" style:family="paragraph" style:parent-style-name="Standard">
      <style:text-properties officeooo:rsid="001753ea" officeooo:paragraph-rsid="001753ea"/>
    </style:style>
    <style:style style:name="P19" style:family="paragraph" style:parent-style-name="Standard">
      <style:text-properties officeooo:rsid="00041696" officeooo:paragraph-rsid="00041696"/>
    </style:style>
    <style:style style:name="P20" style:family="paragraph" style:parent-style-name="Standard">
      <style:text-properties fo:color="#00ff00" officeooo:rsid="001753ea" officeooo:paragraph-rsid="0019397d"/>
    </style:style>
    <style:style style:name="P21" style:family="paragraph" style:parent-style-name="Standard">
      <style:text-properties fo:color="#00ff00" fo:font-weight="bold" officeooo:rsid="001b501b" officeooo:paragraph-rsid="001b501b" style:font-weight-asian="bold" style:font-weight-complex="bold"/>
    </style:style>
    <style:style style:name="P22" style:family="paragraph" style:parent-style-name="Standard">
      <style:text-properties fo:color="#00ff00" officeooo:rsid="0006293f" officeooo:paragraph-rsid="0006293f"/>
    </style:style>
    <style:style style:name="P23" style:family="paragraph" style:parent-style-name="Standard">
      <style:text-properties officeooo:rsid="0006293f" officeooo:paragraph-rsid="0006293f"/>
    </style:style>
    <style:style style:name="P24" style:family="paragraph" style:parent-style-name="Standard">
      <style:text-properties officeooo:paragraph-rsid="000b899d"/>
    </style:style>
    <style:style style:name="P25" style:family="paragraph" style:parent-style-name="Standard">
      <style:text-properties fo:color="#81d41a" fo:font-weight="bold" officeooo:rsid="001b501b" officeooo:paragraph-rsid="001b501b" style:font-weight-asian="bold" style:font-weight-complex="bold"/>
    </style:style>
    <style:style style:name="P26" style:family="paragraph" style:parent-style-name="Standard">
      <style:text-properties fo:color="#000000" fo:font-weight="normal" officeooo:rsid="000b899d" officeooo:paragraph-rsid="000b899d" style:font-weight-asian="normal" style:font-weight-complex="normal"/>
    </style:style>
    <style:style style:name="P27" style:family="paragraph" style:parent-style-name="Standard">
      <style:text-properties fo:color="#ff0000" fo:font-weight="bold" officeooo:rsid="001b501b" officeooo:paragraph-rsid="001b501b" style:font-weight-asian="bold" style:font-weight-complex="bold"/>
    </style:style>
    <style:style style:name="P28" style:family="paragraph" style:parent-style-name="Standard">
      <style:text-properties fo:color="#ff0000" fo:font-weight="normal" officeooo:rsid="000b899d" officeooo:paragraph-rsid="000b899d" style:font-weight-asian="normal" style:font-weight-complex="normal"/>
    </style:style>
    <style:style style:name="P29" style:family="paragraph" style:parent-style-name="Standard">
      <style:text-properties officeooo:rsid="000d5516" officeooo:paragraph-rsid="000d5516"/>
    </style:style>
    <style:style style:name="P30" style:family="paragraph" style:parent-style-name="Heading_20_2"/>
    <style:style style:name="P31" style:family="paragraph" style:parent-style-name="Heading_20_2">
      <style:text-properties officeooo:paragraph-rsid="001753ea"/>
    </style:style>
    <style:style style:name="P32" style:family="paragraph" style:parent-style-name="Heading_20_2">
      <style:text-properties officeooo:paragraph-rsid="0019397d"/>
    </style:style>
    <style:style style:name="P33" style:family="paragraph" style:parent-style-name="Heading_20_2">
      <style:text-properties officeooo:paragraph-rsid="00041696"/>
    </style:style>
    <style:style style:name="P34" style:family="paragraph" style:parent-style-name="Preformatted_20_Text">
      <style:text-properties fo:color="#c9211e" officeooo:paragraph-rsid="000d5516"/>
    </style:style>
    <style:style style:name="P35" style:family="paragraph" style:parent-style-name="Heading_20_1"/>
    <style:style style:name="T1" style:family="text">
      <style:text-properties officeooo:rsid="001753ea"/>
    </style:style>
    <style:style style:name="T2" style:family="text">
      <style:text-properties officeooo:rsid="001ba097"/>
    </style:style>
    <style:style style:name="T3" style:family="text">
      <style:text-properties officeooo:rsid="0019397d"/>
    </style:style>
    <style:style style:name="T4" style:family="text">
      <style:text-properties fo:color="#3faf46" officeooo:rsid="00041696"/>
    </style:style>
    <style:style style:name="T5" style:family="text">
      <style:text-properties officeooo:rsid="0019c334"/>
    </style:style>
    <style:style style:name="T6" style:family="text">
      <style:text-properties officeooo:rsid="0002a12c"/>
    </style:style>
    <style:style style:name="T7" style:family="text">
      <style:text-properties officeooo:rsid="00041696"/>
    </style:style>
    <style:style style:name="T8" style:family="text">
      <style:text-properties fo:color="#00ff00"/>
    </style:style>
    <style:style style:name="T9" style:family="text">
      <style:text-properties officeooo:rsid="0006293f"/>
    </style:style>
    <style:style style:name="T10" style:family="text">
      <style:text-properties officeooo:rsid="0007f279"/>
    </style:style>
    <style:style style:name="T11" style:family="text">
      <style:text-properties officeooo:rsid="0008558b"/>
    </style:style>
    <style:style style:name="T12" style:family="text">
      <style:text-properties officeooo:rsid="000990ea"/>
    </style:style>
    <style:style style:name="T13" style:family="text">
      <style:text-properties officeooo:rsid="000b899d"/>
    </style:style>
    <style:style style:name="T14" style:family="text">
      <style:text-properties officeooo:rsid="000d5516"/>
    </style:style>
    <style:style style:name="T15" style:family="text">
      <style:text-properties fo:color="#00ff7f" officeooo:rsid="000d55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ite de Test para Sumar <text:line-break/><text:span text:style-name="T7">prueba PHP</text:span></text:p>
      <text:p text:style-name="P5"/>
      <text:p text:style-name="P5">versión: 0,1</text:p>
      <text:p text:style-name="P5"/>
      <text:h text:style-name="Heading_20_1" text:outline-level="1">Fundamentos de la suite de prueba</text:h>
      <text:p text:style-name="P5">Evaluar el funcionamiento del programa Sumar <text:span text:style-name="T6">en PHP</text:span></text:p>
      <text:p text:style-name="P5"/>
      <text:h text:style-name="Heading_20_1" text:outline-level="1">Check List</text:h>
      <text:p text:style-name="P5">Ejecutar la siguientes pruebas en el <text:span text:style-name="T11">programa sumar</text:span></text:p>
      <text:p text:style-name="P5"/>
      <text:h text:style-name="Heading_20_2" text:outline-level="2"><text:span text:style-name="T1">0</text:span>- Testear Funcionamiento de <text:span text:style-name="T11">APACHE web server </text:span></text:h>
      <text:p text:style-name="P5">Fundamentos: ver<text:span text:style-name="T6">ificar el procedimiento de alta del local host. Ingresando el siguiente link:</text:span></text:p>
      <text:p text:style-name="P5"><text:s text:c="8"/><text:span text:style-name="T13">http://localhost</text:span></text:p>
      <text:p text:style-name="P5"/>
      <text:p text:style-name="P7">Respuesta: <text:span text:style-name="T2">OK</text:span></text:p>
      <text:p text:style-name="P5"/>
      <text:h text:style-name="Heading_20_1" text:outline-level="1">1- Compilar programa</text:h>
      <text:p text:style-name="P10"><text:span text:style-name="T1">Fundamentos: Verificar que el programa se ejecute sin errores</text:span></text:p>
      <text:p text:style-name="P11"><text:s text:c="13"/><text:span text:style-name="T12">http://localhost/</text:span></text:p>
      <text:p text:style-name="P5">No se esperan errores en consola, <text:span text:style-name="T13">si la carga de la interfaz grafica.</text:span></text:p>
      <text:p text:style-name="P27">Respuesta: <text:span text:style-name="T13">ERROR </text:span></text:p>
      <text:h text:style-name="Heading_20_2" text:outline-level="2">2- Testear <text:span text:style-name="T10">Programa sin parámetros</text:span></text:h>
      <text:p text:style-name="P5">Fundamentos: verificar el funcionamiento del <text:span text:style-name="T10">código sin valores</text:span></text:p>
      <text:p text:style-name="P12"/>
      <text:p text:style-name="P24"><text:s text:c="11"/><text:span text:style-name="T12">http://localhost/sumar</text:span></text:p>
      <text:p text:style-name="P5"/>
      <text:p text:style-name="P5">Se espera <text:span text:style-name="T13">respuesta 0</text:span></text:p>
      <text:p text:style-name="P27">Respuesta: <text:span text:style-name="T13">ERROR Se observa warning</text:span></text:p>
      <text:p text:style-name="P7"/>
      <text:p text:style-name="P26">2.1Testear programa con un solo parametro<text:line-break/><text:line-break/> <text:s text:c="11"/>1</text:p>
      <text:p text:style-name="P26">se espera que solo se imprima el parametro ingresado</text:p>
      <text:p text:style-name="P28">Respuesta: ERROR se observa wanings</text:p>
      <text:h text:style-name="Heading_20_2" text:outline-level="2">3- Testear Programa con parámetro<text:span text:style-name="T6">s</text:span> de entrada</text:h>
      <text:p text:style-name="P5"/>
      <text:p text:style-name="P5"><text:soft-page-break/>Fundamentos: <text:span text:style-name="T6">ingreso de dos parámetros de entrada</text:span></text:p>
      <text:p text:style-name="P5"/>
      <text:p text:style-name="Preformatted_20_Text"><text:tab/><text:span text:style-name="T6">10 + 10</text:span></text:p>
      <text:p text:style-name="P5"/>
      <text:p text:style-name="P5">Se espera <text:span text:style-name="T6">resultado 20 </text:span></text:p>
      <text:p text:style-name="P7">Respuesta: <text:s/><text:span text:style-name="T2">OK</text:span></text:p>
      <text:h text:style-name="P31" text:outline-level="2">3- Testear Programa con <text:span text:style-name="T1">dos</text:span> parámetro<text:span text:style-name="T3">s</text:span> de entrada <text:span text:style-name="T6">negativos</text:span></text:h>
      <text:p text:style-name="P5"/>
      <text:p text:style-name="P12"><text:span text:style-name="T1">Fundamentos: Verificar ingreso de parámetros negativos</text:span></text:p>
      <text:p text:style-name="P13"><text:s text:c="13"/>-10 + -10</text:p>
      <text:p text:style-name="P5"/>
      <text:p text:style-name="P8">Se espera la suma de los parámetros de entrada <text:span text:style-name="T6">de -20</text:span></text:p>
      <text:p text:style-name="P7">Respuesta: <text:span text:style-name="T2">OK</text:span></text:p>
      <text:h text:style-name="P32" text:outline-level="2"><text:span text:style-name="T3">4</text:span>- Testear Programa con <text:span text:style-name="T6">dos parámetros <text:s/>de entrada no enteros</text:span></text:h>
      <text:p text:style-name="P6"/>
      <text:p text:style-name="P6">Fundamentos: Verificar ingreso de números<text:span text:style-name="T6"> con coma</text:span></text:p>
      <text:p text:style-name="P6"/>
      <text:p text:style-name="P1"><text:tab/><text:span text:style-name="T6">5.7 + 5.8</text:span></text:p>
      <text:p text:style-name="P6"/>
      <text:p text:style-name="P8">Se espera <text:span text:style-name="T6">un error con aviso de colocar números enteros entre 5 y 6</text:span></text:p>
      <text:p text:style-name="P14">Respuesta: <text:span text:style-name="T2">Error!</text:span></text:p>
      <text:p text:style-name="P6"/>
      <text:h text:style-name="P32" text:outline-level="2"><text:span text:style-name="T3">5</text:span>- Testear Programa con parámetro<text:span text:style-name="T3">s</text:span> <text:span text:style-name="T3">de no enteros negativos</text:span></text:h>
      <text:p text:style-name="P6"/>
      <text:p text:style-name="P6">Fundamentos: Verificar ingreso de números<text:span text:style-name="T6"> con coma con un signo negativo</text:span></text:p>
      <text:p text:style-name="P6"/>
      <text:p text:style-name="P34"><text:tab/><text:span text:style-name="T15">10.0 + 10.0</text:span></text:p>
      <text:p text:style-name="P34"><text:span text:style-name="T6"><text:s text:c="6"/>-5.7 + -5.7</text:span></text:p>
      <text:p text:style-name="P2"/>
      <text:p text:style-name="P15">Se espera <text:span text:style-name="T6">un error con aviso de colocar números enteros entre 5 y 6</text:span></text:p>
      <text:p text:style-name="P9">Respuesta: <text:span text:style-name="T2">Error!</text:span></text:p>
      <text:h text:style-name="P32" text:outline-level="2"><text:span text:style-name="T3">6</text:span>- Testear Programa con <text:span text:style-name="T7">entrada de letras</text:span></text:h>
      <text:p text:style-name="P6"/>
      <text:p text:style-name="P6">Fundamentos: Verificar ingreso de parámetros incorrectos <text:span text:style-name="T7">como las letras </text:span></text:p>
      <text:p text:style-name="P6"/>
      <text:p text:style-name="P3"><text:tab/><text:span text:style-name="T4">A + B</text:span></text:p>
      <text:p text:style-name="P2"/>
      <text:p text:style-name="P8">Se espera <text:span text:style-name="T7">no deje ingresar los valores explayados o un aviso del mismo </text:span></text:p>
      <text:p text:style-name="P21">Respuesta: <text:s/><text:span text:style-name="T7">OK</text:span></text:p>
      <text:h text:style-name="P33" text:outline-level="2"><text:span text:style-name="T5">7</text:span>- Testear Programa con <text:span text:style-name="T3">desbordamiento en números enteros</text:span></text:h>
      <text:p text:style-name="P6"/>
      <text:p text:style-name="P6">Fundamentos: Verificar ingreso de parámetros <text:span text:style-name="T7">desbordados</text:span></text:p>
      <text:p text:style-name="P6"/>
      <text:p text:style-name="P19"><text:s text:c="14"/>7000000000 + 7000000000</text:p>
      <text:p text:style-name="P19"/>
      <text:p text:style-name="P19"><text:soft-page-break/>Se espera una suma de los mismos<text:line-break/><text:span text:style-name="T8">respuesta: OK</text:span></text:p>
      <text:p text:style-name="P6"/>
      <text:p text:style-name="P4"><text:tab/></text:p>
      <text:h text:style-name="P33" text:outline-level="2"><text:span text:style-name="T5">8</text:span>- Testear Programa con <text:span text:style-name="T3">desbordamiento en números enteros negativos</text:span></text:h>
      <text:p text:style-name="P6">Fundamentos: Verificar ingreso <text:span text:style-name="T7">de parámetros desbordados negativos</text:span></text:p>
      <text:p text:style-name="P6"/>
      <text:p text:style-name="P19"><text:s text:c="14"/>-7000000000 + -7000000000</text:p>
      <text:p text:style-name="P19">Se espera una suma con el signo - delante<text:line-break/><text:span text:style-name="T8">Respuesta: OK</text:span></text:p>
      <text:p text:style-name="P20"/>
      <text:p text:style-name="P4"><text:tab/></text:p>
      <text:h text:style-name="P32" text:outline-level="2"><text:span text:style-name="T5">9</text:span>- Testear Programa <text:span text:style-name="T3">con valores mixtos</text:span></text:h>
      <text:p text:style-name="P6"/>
      <text:p text:style-name="P6">Fundamentos: Verificar ingreso de parámetros <text:span text:style-name="T9">mixtos (una letra y un numero)</text:span></text:p>
      <text:p text:style-name="P6"/>
      <text:p text:style-name="P6"><text:s text:c="16"/><text:span text:style-name="T9">A8 + B6</text:span></text:p>
      <text:p text:style-name="P23">Se espera que solo se ingrese los números y los mismos sean sumados sin ningún problema</text:p>
      <text:p text:style-name="P23"/>
      <text:p text:style-name="P22">respuesta: OK</text:p>
      <text:p text:style-name="P22"/>
      <text:p text:style-name="P22"/>
      <text:p text:style-name="P16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3T10:08:05.502000000</meta:creation-date>
    <dc:date>2022-10-03T11:25:09.284000000</dc:date>
    <meta:editing-duration>PT14M7S</meta:editing-duration>
    <meta:editing-cycles>4</meta:editing-cycles>
    <meta:generator>LibreOffice/5.3.4.2$Windows_X86_64 LibreOffice_project/f82d347ccc0be322489bf7da61d7e4ad13fe2ff3</meta:generator>
    <meta:document-statistic meta:table-count="0" meta:image-count="0" meta:object-count="0" meta:page-count="3" meta:paragraph-count="64" meta:word-count="388" meta:character-count="2550" meta:non-whitespace-character-count="2101"/>
  </office:meta>
</office:document-meta>
</file>